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31" style:family="table-cell" style:parent-style-name="Default">
      <style:table-cell-properties fo:background-color="transparent"/>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162" style:family="table-cell" style:parent-style-name="Default">
      <style:table-cell-properties fo:background-color="#ffd7d7"/>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9</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26"/>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31"/>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31"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31"/>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31"/>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31"/>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31"/>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31"/>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10</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1</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office:value-type="string" calcext:value-type="string">
            <text:p>plus edit component</text:p>
          </table:table-cell>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1</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edit component</text:p>
          </table:table-cell>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TBD</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office:value-type="string" calcext:value-type="string">
            <text:p>PAGINATION DAY</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TBD</text:p>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9">00/00/0000</text:date>, <text:time style:data-style-name="N2" text:time-value="15:03:41.929545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29T15:04:35.569313300</dc:date>
    <meta:editing-duration>PT8H13M52S</meta:editing-duration>
    <meta:editing-cycles>44</meta:editing-cycles>
    <meta:generator>LibreOffice/25.2.4.3$Windows_X86_64 LibreOffice_project/33e196637044ead23f5c3226cde09b47731f7e27</meta:generator>
    <meta:document-statistic meta:table-count="1" meta:cell-count="1387" meta:object-count="0"/>
  </office:meta>
</office:document-meta>
</file>